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3"/>
          <table:table-cell office:value-type="string" calcext:value-type="string">
            <text:p>2 * different-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ighbors</text:p>
          </table:table-cell>
          <table:table-cell office:value-type="string" calcext:value-type="string">
            <text:p>different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-[.B3]+2*[.C3]" office:value-type="float" office:value="-4" calcext:value-type="float">
            <text:p>-4</text:p>
          </table:table-cell>
          <table:table-cell table:formula="of:=EXP(0.5*[.D3])" office:value-type="float" office:value="0.135335283236613" calcext:value-type="float">
            <text:p>0.13533528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-[.B4]+2*[.C4]" office:value-type="float" office:value="-2" calcext:value-type="float">
            <text:p>-2</text:p>
          </table:table-cell>
          <table:table-cell table:formula="of:=EXP(0.5*[.D4])" office:value-type="float" office:value="0.367879441171442" calcext:value-type="float">
            <text:p>0.36787944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-[.B5]+2*[.C5]" office:value-type="float" office:value="0" calcext:value-type="float">
            <text:p>0</text:p>
          </table:table-cell>
          <table:table-cell table:formula="of:=EXP(0.5*[.D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-[.B6]+2*[.C6]" office:value-type="float" office:value="2" calcext:value-type="float">
            <text:p>2</text:p>
          </table:table-cell>
          <table:table-cell table:formula="of:=EXP(0.5*[.D6])" office:value-type="float" office:value="2.71828182845904" calcext:value-type="float">
            <text:p>2.7182818285</text:p>
          </table:table-cell>
          <table:table-cell table:formula="of:=[.E6]" office:value-type="float" office:value="2.71828182845904" calcext:value-type="float">
            <text:p>2.7182818285</text:p>
          </table:table-cell>
          <table:table-cell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formula="of:=-[.B7]+2*[.C7]" office:value-type="float" office:value="4" calcext:value-type="float">
            <text:p>4</text:p>
          </table:table-cell>
          <table:table-cell table:formula="of:=EXP(0.5*[.D7])" office:value-type="float" office:value="7.38905609893065" calcext:value-type="float">
            <text:p>7.3890560989</text:p>
          </table:table-cell>
          <table:table-cell table:formula="of:=[.E7]" office:value-type="float" office:value="7.38905609893065" calcext:value-type="float">
            <text:p>7.3890560989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-[.B8]+2*[.C8]" office:value-type="float" office:value="-3" calcext:value-type="float">
            <text:p>-3</text:p>
          </table:table-cell>
          <table:table-cell table:formula="of:=EXP(0.5*[.D8])" office:value-type="float" office:value="0.22313016014843" calcext:value-type="float">
            <text:p>0.22313016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-[.B9]+2*[.C9]" office:value-type="float" office:value="-1" calcext:value-type="float">
            <text:p>-1</text:p>
          </table:table-cell>
          <table:table-cell table:formula="of:=EXP(0.5*[.D9])" office:value-type="float" office:value="0.606530659712633" calcext:value-type="float">
            <text:p>0.60653065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-[.B10]+2*[.C10]" office:value-type="float" office:value="1" calcext:value-type="float">
            <text:p>1</text:p>
          </table:table-cell>
          <table:table-cell table:formula="of:=EXP(0.5*[.D10])" office:value-type="float" office:value="1.64872127070013" calcext:value-type="float">
            <text:p>1.6487212707</text:p>
          </table:table-cell>
          <table:table-cell table:formula="of:=[.E10]" office:value-type="float" office:value="1.64872127070013" calcext:value-type="float">
            <text:p>1.6487212707</text:p>
          </table:table-cell>
          <table:table-cell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formula="of:=-[.B11]+2*[.C11]" office:value-type="float" office:value="3" calcext:value-type="float">
            <text:p>3</text:p>
          </table:table-cell>
          <table:table-cell table:formula="of:=EXP(0.5*[.D11])" office:value-type="float" office:value="4.48168907033806" calcext:value-type="float">
            <text:p>4.4816890703</text:p>
          </table:table-cell>
          <table:table-cell table:formula="of:=[.E11]" office:value-type="float" office:value="4.48168907033806" calcext:value-type="float">
            <text:p>4.481689070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-[.B12]+2*[.C12]" office:value-type="float" office:value="-2" calcext:value-type="float">
            <text:p>-2</text:p>
          </table:table-cell>
          <table:table-cell table:formula="of:=EXP(0.5*[.D12])" office:value-type="float" office:value="0.367879441171442" calcext:value-type="float">
            <text:p>0.36787944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-[.B13]+2*[.C13]" office:value-type="float" office:value="0" calcext:value-type="float">
            <text:p>0</text:p>
          </table:table-cell>
          <table:table-cell table:formula="of:=EXP(0.5*[.D1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formula="of:=-[.B14]+2*[.C14]" office:value-type="float" office:value="2" calcext:value-type="float">
            <text:p>2</text:p>
          </table:table-cell>
          <table:table-cell table:formula="of:=EXP(0.5*[.D14])" office:value-type="float" office:value="2.71828182845904" calcext:value-type="float">
            <text:p>2.7182818285</text:p>
          </table:table-cell>
          <table:table-cell table:formula="of:=[.E14]" office:value-type="float" office:value="2.71828182845904" calcext:value-type="float">
            <text:p>2.718281828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formula="of:=2*[.C17]-[.B17]" office:value-type="float" office:value="4" calcext:value-type="float">
            <text:p>4</text:p>
          </table:table-cell>
          <table:table-cell table:style-name="ce1" table:formula="of:=MIN(1;EXP(0.5*[.D17]))" office:value-type="float" office:value="1" calcext:value-type="float">
            <text:p>1</text:p>
          </table:table-cell>
          <table:table-cell table:style-name="ce1" table:formula="of:=MIN(1;EXP(0.87*[.D17]))" office:value-type="float" office:value="1" calcext:value-type="float">
            <text:p>1</text:p>
          </table:table-cell>
          <table:table-cell table:style-name="ce1" table:formula="of:=MIN(1;EXP([.D17])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formula="of:=2*[.C18]-[.B18]" office:value-type="float" office:value="3" calcext:value-type="float">
            <text:p>3</text:p>
          </table:table-cell>
          <table:table-cell table:style-name="ce1" table:formula="of:=MIN(1;EXP(0.5*[.D18]))" office:value-type="float" office:value="1" calcext:value-type="float">
            <text:p>1</text:p>
          </table:table-cell>
          <table:table-cell table:style-name="ce1" table:formula="of:=MIN(1;EXP(0.87*[.D18]))" office:value-type="float" office:value="1" calcext:value-type="float">
            <text:p>1</text:p>
          </table:table-cell>
          <table:table-cell table:style-name="ce1" table:formula="of:=MIN(1;EXP([.D18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2*[.C19]-[.B19]" office:value-type="float" office:value="2" calcext:value-type="float">
            <text:p>2</text:p>
          </table:table-cell>
          <table:table-cell table:style-name="ce1" table:formula="of:=MIN(1;EXP(0.5*[.D19]))" office:value-type="float" office:value="1" calcext:value-type="float">
            <text:p>1</text:p>
          </table:table-cell>
          <table:table-cell table:style-name="ce1" table:formula="of:=MIN(1;EXP(0.87*[.D19]))" office:value-type="float" office:value="1" calcext:value-type="float">
            <text:p>1</text:p>
          </table:table-cell>
          <table:table-cell table:style-name="ce1" table:formula="of:=MIN(1;EXP([.D19]))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formula="of:=2*[.C20]-[.B20]" office:value-type="float" office:value="2" calcext:value-type="float">
            <text:p>2</text:p>
          </table:table-cell>
          <table:table-cell table:style-name="ce1" table:formula="of:=MIN(1;EXP(0.5*[.D20]))" office:value-type="float" office:value="1" calcext:value-type="float">
            <text:p>1</text:p>
          </table:table-cell>
          <table:table-cell table:style-name="ce1" table:formula="of:=MIN(1;EXP(0.87*[.D20]))" office:value-type="float" office:value="1" calcext:value-type="float">
            <text:p>1</text:p>
          </table:table-cell>
          <table:table-cell table:style-name="ce1" table:formula="of:=MIN(1;EXP([.D20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2*[.C21]-[.B21]" office:value-type="float" office:value="1" calcext:value-type="float">
            <text:p>1</text:p>
          </table:table-cell>
          <table:table-cell table:style-name="ce1" table:formula="of:=MIN(1;EXP(0.5*[.D21]))" office:value-type="float" office:value="1" calcext:value-type="float">
            <text:p>1</text:p>
          </table:table-cell>
          <table:table-cell table:style-name="ce1" table:formula="of:=MIN(1;EXP(0.87*[.D21]))" office:value-type="float" office:value="1" calcext:value-type="float">
            <text:p>1</text:p>
          </table:table-cell>
          <table:table-cell table:style-name="ce1" table:formula="of:=MIN(1;EXP([.D21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2*[.C22]-[.B22]" office:value-type="float" office:value="0" calcext:value-type="float">
            <text:p>0</text:p>
          </table:table-cell>
          <table:table-cell table:style-name="ce1" table:formula="of:=MIN(1;EXP(0.5*[.D22]))" office:value-type="float" office:value="1" calcext:value-type="float">
            <text:p>1</text:p>
          </table:table-cell>
          <table:table-cell table:style-name="ce1" table:formula="of:=MIN(1;EXP(0.87*[.D22]))" office:value-type="float" office:value="1" calcext:value-type="float">
            <text:p>1</text:p>
          </table:table-cell>
          <table:table-cell table:style-name="ce1" table:formula="of:=MIN(1;EXP([.D22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2*[.C23]-[.B23]" office:value-type="float" office:value="0" calcext:value-type="float">
            <text:p>0</text:p>
          </table:table-cell>
          <table:table-cell table:style-name="ce1" table:formula="of:=MIN(1;EXP(0.5*[.D23]))" office:value-type="float" office:value="1" calcext:value-type="float">
            <text:p>1</text:p>
          </table:table-cell>
          <table:table-cell table:style-name="ce1" table:formula="of:=MIN(1;EXP(0.87*[.D23]))" office:value-type="float" office:value="1" calcext:value-type="float">
            <text:p>1</text:p>
          </table:table-cell>
          <table:table-cell table:style-name="ce1" table:formula="of:=MIN(1;EXP([.D23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2*[.C24]-[.B24]" office:value-type="float" office:value="-1" calcext:value-type="float">
            <text:p>-1</text:p>
          </table:table-cell>
          <table:table-cell table:style-name="ce2" table:formula="of:=MIN(1;EXP(0.5*[.D24]))" office:value-type="float" office:value="0.606530659712633" calcext:value-type="float">
            <text:p>0.61</text:p>
          </table:table-cell>
          <table:table-cell table:style-name="ce2" table:formula="of:=MIN(1;EXP(0.87*[.D24]))" office:value-type="float" office:value="0.418951549247639" calcext:value-type="float">
            <text:p>0.42</text:p>
          </table:table-cell>
          <table:table-cell table:style-name="ce2" table:formula="of:=MIN(1;EXP([.D24]))" office:value-type="float" office:value="0.367879441171442" calcext:value-type="float">
            <text:p>0.3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2*[.C25]-[.B25]" office:value-type="float" office:value="-2" calcext:value-type="float">
            <text:p>-2</text:p>
          </table:table-cell>
          <table:table-cell table:style-name="ce2" table:formula="of:=MIN(1;EXP(0.5*[.D25]))" office:value-type="float" office:value="0.367879441171442" calcext:value-type="float">
            <text:p>0.37</text:p>
          </table:table-cell>
          <table:table-cell table:style-name="ce2" table:formula="of:=MIN(1;EXP(0.87*[.D25]))" office:value-type="float" office:value="0.175520400616997" calcext:value-type="float">
            <text:p>0.18</text:p>
          </table:table-cell>
          <table:table-cell table:style-name="ce2" table:formula="of:=MIN(1;EXP([.D25]))" office:value-type="float" office:value="0.135335283236613" calcext:value-type="float">
            <text:p>0.1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2*[.C26]-[.B26]" office:value-type="float" office:value="-2" calcext:value-type="float">
            <text:p>-2</text:p>
          </table:table-cell>
          <table:table-cell table:style-name="ce2" table:formula="of:=MIN(1;EXP(0.5*[.D26]))" office:value-type="float" office:value="0.367879441171442" calcext:value-type="float">
            <text:p>0.37</text:p>
          </table:table-cell>
          <table:table-cell table:style-name="ce2" table:formula="of:=MIN(1;EXP(0.87*[.D26]))" office:value-type="float" office:value="0.175520400616997" calcext:value-type="float">
            <text:p>0.18</text:p>
          </table:table-cell>
          <table:table-cell table:style-name="ce2" table:formula="of:=MIN(1;EXP([.D26]))" office:value-type="float" office:value="0.135335283236613" calcext:value-type="float">
            <text:p>0.1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2*[.C27]-[.B27]" office:value-type="float" office:value="-3" calcext:value-type="float">
            <text:p>-3</text:p>
          </table:table-cell>
          <table:table-cell table:style-name="ce2" table:formula="of:=MIN(1;EXP(0.5*[.D27]))" office:value-type="float" office:value="0.22313016014843" calcext:value-type="float">
            <text:p>0.22</text:p>
          </table:table-cell>
          <table:table-cell table:style-name="ce2" table:formula="of:=MIN(1;EXP(0.87*[.D27]))" office:value-type="float" office:value="0.0735345437630571" calcext:value-type="float">
            <text:p>0.07</text:p>
          </table:table-cell>
          <table:table-cell table:style-name="ce2" table:formula="of:=MIN(1;EXP([.D27]))" office:value-type="float" office:value="0.049787068367864" calcext:value-type="float">
            <text:p>0.0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2*[.C28]-[.B28]" office:value-type="float" office:value="-4" calcext:value-type="float">
            <text:p>-4</text:p>
          </table:table-cell>
          <table:table-cell table:style-name="ce2" table:formula="of:=MIN(1;EXP(0.5*[.D28]))" office:value-type="float" office:value="0.135335283236613" calcext:value-type="float">
            <text:p>0.14</text:p>
          </table:table-cell>
          <table:table-cell table:style-name="ce2" table:formula="of:=MIN(1;EXP(0.87*[.D28]))" office:value-type="float" office:value="0.0308074110327511" calcext:value-type="float">
            <text:p>0.03</text:p>
          </table:table-cell>
          <table:table-cell table:style-name="ce2" table:formula="of:=MIN(1;EXP([.D28]))" office:value-type="float" office:value="0.0183156388887342" calcext:value-type="float">
            <text:p>0.02</text:p>
          </table:table-cell>
        </table:table-row>
      </table:table>
      <table:named-expressions/>
      <table:database-ranges>
        <table:database-range table:name="__Anonymous_Sheet_DB__0" table:target-range-address="Sheet1.B17:Sheet1.G23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6:04:53.167644196</meta:creation-date>
    <dc:date>2017-02-24T17:36:54.818400252</dc:date>
    <meta:editing-duration>PT1H19M39S</meta:editing-duration>
    <meta:editing-cycles>3</meta:editing-cycles>
    <meta:generator>LibreOffice/5.1.6.2$Linux_X86_64 LibreOffice_project/10m0$Build-2</meta:generator>
    <meta:document-statistic meta:table-count="1" meta:cell-count="140" meta:object-count="0"/>
  </office:meta>
</office:document-meta>
</file>